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text-properties fo:font-size="12pt" style:font-size-asian="10.5pt" style:font-size-complex="12pt"/>
    </style:style>
    <style:style style:name="P2" style:family="paragraph" style:parent-style-name="Standard">
      <style:paragraph-properties fo:text-align="center" style:justify-single-word="false"/>
      <style:text-properties fo:font-size="20pt" style:font-size-asian="20pt" style:font-size-complex="20pt"/>
    </style:style>
    <style:style style:name="P3" style:family="paragraph" style:parent-style-name="Standard">
      <style:paragraph-properties fo:text-align="start" style:justify-single-word="false"/>
    </style:style>
    <style:style style:name="P4" style:family="paragraph" style:parent-style-name="Standard">
      <style:paragraph-properties fo:line-height="100%"/>
    </style:style>
    <style:style style:name="T1" style:family="text">
      <style:text-properties fo:language="en" fo:country="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Groupe 1 : Bouissonnié, Barrett, Plavsic, Laroque</text:p>
      <text:p text:style-name="P2"/>
      <text:p text:style-name="P2"/>
      <text:p text:style-name="P2">Définition dossier racine GIMP</text:p>
      <text:p text:style-name="P2"/>
      <text:p text:style-name="Standard"/>
      <text:p text:style-name="Standard"/>
      <text:p text:style-name="Standard">Le projet que notre groupe a choisi d'analyser est le projet libre GIMP (GNU <text:span text:style-name="T1">Image Manipulation Program</text:span>) ce programme est un outil d'édition et de retouche d'image, diffusé sous la licence GPLv3 comme un logiciel gratuit et libre.</text:p>
      <text:p text:style-name="Standard">Il en existe des versions pour la plupart des systèmes d'exploitation dont GNU/Linux, OS X, et Microsoft Windows.</text:p>
      <text:p text:style-name="Text_20_body">GIMP a des outils utilisés pour la retouche et l'édition d'image, le dessin à main levée, le réajustage, le rognage, le photomontages, et la conversion entre différents formats d'image.</text:p>
      <text:p text:style-name="Text_20_body">Les développeurs et mainteneurs de GIMP souhaitent créer un logiciel d'infographie gratuit haut de gamme pour l'édition et la création d'images originales, de photos, d'icônes, d'éléments graphiques de pages web, et d'art pour les éléments de l'interface de l'utilisateur.</text:p>
      <text:p text:style-name="Standard">Notre première tâche est donc celle d'appréhender et de comprendre l'organisation du projet GIMP afin d'en effectuer l'analyse top-down dans le but d'avoir une vue d'ensemble sur les différents dossiers, fichiers du projet..</text:p>
      <text:p text:style-name="Standard"/>
      <text:p text:style-name="Standard">Question n°1 :</text:p>
      <text:p text:style-name="Standard"/>
      <text:p text:style-name="P3">La liste suivante référence les dossiers de la racine du projet libre GIMP, notre travail consistant à analyser l’architecture du projet nous vous proposons notre compréhension de celui-ci. </text:p>
      <text:p text:style-name="P3"/>
      <text:p text:style-name="Standard">Racine : </text:p>
      <text:p text:style-name="Standard"/>
      <text:p text:style-name="Standard">app : Dossier du code source contenant langages, options, plug-in, tests, outils etc...</text:p>
      <text:p text:style-name="Standard">build : Dossier contenant les versions osx et windows.</text:p>
      <text:p text:style-name="Standard">Cursors : Images des différents pointeurs. </text:p>
      <text:p text:style-name="Standard">Data : Regroupement d’élément comme des modèles, images, interpreteurs ... </text:p>
      <text:p text:style-name="Standard">desktop : Contient les images pour le bureau.</text:p>
      <text:p text:style-name="Standard">Devel-docs : Fichier aide aux développeurs dans le but d’ajouter des fonctionnalités.</text:p>
      <text:p text:style-name="Standard">develop a GIMP plug-in or want to work on the GIMP core.</text:p>
      <text:p text:style-name="Standard">docs : Contient la documentation de gimp.</text:p>
      <text:p text:style-name="Standard">Etc : Contient des informations sur les users</text:p>
      <text:p text:style-name="Standard">libgimp : Contient les librairies propre à gimp. </text:p>
      <text:p text:style-name="Standard">Libgimpbase : Librairie basique de gimp regroupant calculs mathématiques, test d’accélération de cpu ...</text:p>
      <text:p text:style-name="Standard">libgimpcolor : La librairie de gimp pour les couleurs</text:p>
      <text:p text:style-name="Standard">libgimpsconfig :Contient la librarie de configuration de gimp (color , gimpconfig , config writer)</text:p>
      <text:p text:style-name="Standard">libgimpmath : Contient les librairies des formules mathématiques pour gimp (vector , matrix …)</text:p>
      <text:p text:style-name="Standard">libgimpmodule : Librairie de module de gimp</text:p>
      <text:p text:style-name="Standard">libgimpthumb :</text:p>
      <text:p text:style-name="Standard">libgimpwidgets : Librairie de </text:p>
      <text:p text:style-name="Standard">m4macros : Dossier regroupant les macros.</text:p>
      <text:p text:style-name="Standard">Menus : Dossier de portage web.</text:p>
      <text:p text:style-name="Standard">Modules : Option disponible pour filtre photo, contrôleur midi ... </text:p>
      <text:p text:style-name="Standard">plug-ins : Dossier de langages.</text:p>
      <text:p text:style-name="Standard"><text:soft-page-break/>po : Contient les fichiers de langues</text:p>
      <text:p text:style-name="Standard">po-libgimp : Contient les fichiers de langues pour le dossier correspondant</text:p>
      <text:p text:style-name="Standard">po-plug-ins : Contient les fichiers de langues pour le dossier correspondant</text:p>
      <text:p text:style-name="Standard">po-python : Contient les fichiers de langues pour le dossier correspondant</text:p>
      <text:p text:style-name="Standard">po-script-fu : Contient les fichiers de langues pour le dossier correspondant</text:p>
      <text:p text:style-name="Standard">po-tips : Contient les fichiers de langues pour le dossier correspondant</text:p>
      <text:p text:style-name="Standard">themes : Version d’affichage du logiciel.</text:p>
      <text:p text:style-name="P3">Tools : Dossier pour les utilisateurs souhaitant installer des plug-in non Bourne-Compatible</text:p>
      <text:p text:style-name="P3"/>
      <text:p text:style-name="P3">Question n°2 :</text:p>
      <text:p text:style-name="P3"/>
      <text:p text:style-name="P4">App :</text:p>
      <text:p text:style-name="P4"/>
      <text:p text:style-name="P4">Actions : Contient les fichiers de toutes les actions réalisables concernant les outils de gimp et les commandes.</text:p>
      <text:p text:style-name="P4">Base : Contient les fichiers qui gèrent les options de coloration (pixels, outils, commandes …).</text:p>
      <text:p text:style-name="P4">Composite : Contient les fichiers qui, entre autre, s’occupent de gérer la taille des icônes de l’application.</text:p>
      <text:p text:style-name="P4">Config : Contient les fichiers qui affichent les options et permet leur contrôle.</text:p>
      <text:p text:style-name="P4">Core : Contient les fichiers qui s’occupent des options et réglages des pinceaux, de la sauvegarde et de l’affichage.</text:p>
      <text:p text:style-name="P4">Dialogs : Contient les fichiers gérant les boîtes de dialogue (qui elles mêmes s’occupent des options d’un outil ou est dédié à une tâche particulière).</text:p>
      <text:p text:style-name="P4">Display : Contient les fichiers qui gèrent l’affichage de la toile et des calques.</text:p>
      <text:p text:style-name="P4">File : Contient les fichiers qui contrôlent l’ouverture, la fermeture et la sauvegarde du fichier gimp.</text:p>
      <text:p text:style-name="P4">Gegl : Contient les fichiers qui gèrent les couleurs (saturation, outils …).</text:p>
      <text:p text:style-name="P4">Gui : Contient les fichiers qui contrôlent les thèmes de gimp et le GTK (The Gimp TollKit) c'est-à-dire l’ensemble de fonctions permettant de réaliser des interfaces graphiques.</text:p>
      <text:p text:style-name="P4">Menus : Contient les fichiers qui gèrent les menus (plug-ins, options, images …).</text:p>
      <text:p text:style-name="P4">Paint : Contient les fichiers qui s’occupent de la modification des pinceaux (taille, couleur, opacité, gomme ...).</text:p>
      <text:p text:style-name="P4">Paint-funcs : Contient les fichiers qui gèrent les fonctions plus en détails des pinceaux.</text:p>
      <text:p text:style-name="P4">Pdb : Contient les fichiers qui permettent le débogage via netcat ou telnet.</text:p>
      <text:p text:style-name="P4">Plug-in : Contient les fichiers qui gèrent le domaine de travail (outils, canvas/toile …).</text:p>
      <text:p text:style-name="P4">Tests : Contient les dossiers et fichiers qui s’occupent des test (tout ce qui concerne les outils, la session, la fenêtre …).</text:p>
      <text:p text:style-name="P4">Text : Contient les fichiers qui gèrent les couches, calques et la police. </text:p>
      <text:p text:style-name="P4">Tools : Contient les fichiers qui contrôlent la gestion des outils tels que les pinceaux, la sélection ...</text:p>
      <text:p text:style-name="P4">Vectors : Contient les fichiers qui permettent de changer le format d’une image en vecteur.</text:p>
      <text:p text:style-name="P4">Widgets : Contient les fichiers en charge des outils de création et gestion de fenêtres, (à compléter).</text:p>
      <text:p text:style-name="P4">Xcf : Contient les fichiers qui gèrent (créent, enregistrent, chargent, lisent …) les fichiers .xcf de gimp.</text:p>
      <text:p text:style-name="P4"/>
      <text:p text:style-name="P3">Question n°3 :</text:p>
      <text:p text:style-name="P3"/>
      <text:p text:style-name="Standard">L'architecture du projet peut être simplifié de la façon qui soit : A partir de la racine les fichiers contenant la plus grosse partie du code source sont répartis dans le fichier app et dans plug-ins</text:p>
      <text:p text:style-name="Standard">Ce sont les fichiers qui contiennent le plus de sous dossiers.</text:p>
      <text:p text:style-name="Standard"/>
      <text:p text:style-name="Standard">On peut aussi trouver à la racine les fichiers le langues et de portage en fonction du système de l'utilisateur, il est aussi celui qui contient les images pour l’icône de bureau. Ces dossiers contiennent peu de sous dossiers voir aucun pour les fichiers de traduction.</text:p>
      <text:p text:style-name="Standard"><text:soft-page-break/></text:p>
      <text:p text:style-name="P3"/>
      <text:p text:style-name="P3">Les fichiers de librairies gimp sont tous placés à la racine également.</text:p>
      <text:p text:style-name="P3"/>
      <text:p text:style-name="P3">Question n°4 :</text:p>
      <text:p text:style-name="P3"/>
      <text:p text:style-name="P3">(arborescence a placer)</text:p>
      <text:p text:style-name="P3"/>
      <text:p text:style-name="P3"/>
      <text:p text:style-name="P3"/>
      <text:p text:style-name="P3"/>
      <text:p text:style-name="P3"/>
      <text:p text:style-name="P3"/>
      <text:p text:style-name="P3"/>
      <text:p text:style-name="P3"/>
      <text:p text:style-name="P3"/>
      <text:p text:style-name="P3">Ce projet contient 166 dossiers et 5894 fichiers, la liste ci dessus présente tous les dossiers et fichiers du projet Gimp, malgré la quantité énorme d’information nous pouvons remarquer que la scission des différents fichiers est effectuée dans un but logique de répartition de l‘information. </text:p>
      <text:p text:style-name="P3">Ce travail est avant tout un travail de préparation dans le but de nous référer et de nous aider lors des prochaine étapes que nous aurons à effectu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0.499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10-30T15:10:54.55</meta:creation-date>
    <meta:document-statistic meta:table-count="0" meta:image-count="0" meta:object-count="0" meta:page-count="3" meta:paragraph-count="71" meta:word-count="1006" meta:character-count="6331"/>
    <dc:date>2017-10-30T15:59:51.03</dc:date>
    <meta:editing-duration>PT12M9S</meta:editing-duration>
    <meta:editing-cycles>1</meta:editing-cycles>
    <meta:generator>OpenOffice/4.1.1$Win32 OpenOffice.org_project/411m6$Build-9775</meta:generator>
  </office:meta>
</office:document-meta>
</file>